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cm" svg:stroke-color="#000000" draw:marker-start-width="0.35cm" draw:marker-end-width="0.35cm" draw:fill="solid" draw:fill-color="#ffffff" draw:textarea-horizontal-align="left" draw:textarea-vertical-align="top" draw:auto-grow-height="false" fo:padding-top="0.175cm" fo:padding-bottom="0.175cm" fo:padding-left="0.3cm" fo:padding-right="0.3cm"/>
    </style:style>
    <style:style style:name="gr2" style:family="graphic" style:parent-style-name="standard">
      <style:graphic-properties svg:stroke-width="0.1cm" svg:stroke-color="#000000" draw:fill="solid" draw:fill-color="#ffffff" draw:textarea-horizontal-align="justify" draw:textarea-vertical-align="middle" draw:auto-grow-height="false" fo:padding-top="0.175cm" fo:padding-bottom="0.175cm" fo:padding-left="0.3cm" fo:padding-right="0.3cm"/>
    </style:style>
    <style:style style:name="gr3" style:family="graphic" style:parent-style-name="standard">
      <style:graphic-properties svg:stroke-width="0.1cm" svg:stroke-color="#000000" draw:marker-start-width="0.35cm" draw:marker-end-width="0.35cm" draw:fill="solid" draw:fill-color="#ffffff" draw:textarea-horizontal-align="center" draw:textarea-vertical-align="bottom" draw:auto-grow-height="false" fo:padding-top="0.175cm" fo:padding-bottom="0.175cm" fo:padding-left="0.3cm" fo:padding-right="0.3cm"/>
    </style:style>
    <style:style style:name="gr4" style:family="graphic" style:parent-style-name="objectwithoutfill">
      <style:graphic-properties svg:stroke-width="0.1cm" draw:marker-start-width="0.35cm" draw:marker-end="Arrow" draw:marker-end-width="0.45cm" draw:fill="none" draw:textarea-vertical-align="middle" fo:padding-top="0.175cm" fo:padding-bottom="0.175cm" fo:padding-left="0.3cm" fo:padding-right="0.3cm"/>
    </style:style>
    <style:style style:name="gr5" style:family="graphic" style:parent-style-name="standard">
      <style:graphic-properties svg:stroke-width="0.1cm" svg:stroke-color="#000000" draw:marker-start-width="0.35cm" draw:marker-end-width="0.35cm" draw:fill="solid" draw:fill-color="#ffffff" draw:textarea-horizontal-align="justify" draw:textarea-vertical-align="middle" draw:auto-grow-height="false" fo:min-height="0cm" fo:min-width="0cm" fo:padding-top="0.175cm" fo:padding-bottom="0.175cm" fo:padding-left="0.3cm" fo:padding-right="0.3cm" fo:wrap-option="no-wrap"/>
    </style:style>
    <style:style style:name="P1" style:family="paragraph">
      <style:paragraph-properties fo:text-align="center"/>
    </style:style>
    <style:style style:name="P2" style:family="paragraph">
      <style:paragraph-properties fo:text-align="center"/>
      <style:text-properties fo:font-size="20pt" style:font-size-asian="20pt" style:font-size-complex="20pt"/>
    </style:style>
    <style:style style:name="P3" style:family="paragraph">
      <style:paragraph-properties fo:text-align="start"/>
    </style:style>
    <style:style style:name="P4" style:family="paragraph">
      <style:paragraph-properties fo:text-align="start"/>
      <style:text-properties fo:font-size="20pt" style:font-size-asian="20pt" style:font-size-complex="20pt"/>
    </style:style>
    <style:style style:name="P5" style:family="paragraph">
      <style:paragraph-properties fo:text-align="center"/>
      <style:text-properties fo:font-size="20pt" style:text-underline-style="none" style:font-size-asian="20pt" style:font-size-complex="20pt"/>
    </style:style>
    <style:style style:name="T1" style:family="text">
      <style:text-properties fo:font-size="20pt" style:font-size-asian="20pt" style:font-size-complex="20pt"/>
    </style:style>
    <style:style style:name="T2" style:family="text">
      <style:text-properties fo:font-size="20pt" style:text-underline-style="none"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標準">
        <draw:custom-shape draw:style-name="gr1" draw:text-style-name="P2" draw:layer="layout" svg:width="9.8cm" svg:height="4.9cm" svg:x="1.3cm" svg:y="14.7cm">
          <text:p text:style-name="P1"><text:span text:style-name="T1">アセンブラ</text:span></text:p>
          <draw:enhanced-geometry svg:viewBox="0 0 21600 21600" draw:type="rectangle" draw:enhanced-path="M 0 0 L 21600 0 21600 21600 0 21600 0 0 Z N"/>
        </draw:custom-shape>
        <draw:custom-shape draw:style-name="gr1" draw:text-style-name="P2" draw:layer="layout" svg:width="27.1cm" svg:height="7cm" svg:x="1.3cm" svg:y="1.5cm">
          <text:p text:style-name="P1"><text:span text:style-name="T1">Haskell</text:span></text:p>
          <draw:enhanced-geometry svg:viewBox="0 0 21600 21600" draw:type="rectangle" draw:enhanced-path="M 0 0 L 21600 0 21600 21600 0 21600 0 0 Z N"/>
        </draw:custom-shape>
        <draw:custom-shape draw:style-name="gr1" draw:text-style-name="P2" draw:layer="layout" svg:width="9.8cm" svg:height="4.9cm" svg:x="1.3cm" svg:y="9.2cm">
          <text:p text:style-name="P1"><text:span text:style-name="T1">C</text:span><text:span text:style-name="T1">言語</text:span></text:p>
          <draw:enhanced-geometry svg:viewBox="0 0 21600 21600" draw:type="rectangle" draw:enhanced-path="M 0 0 L 21600 0 21600 21600 0 21600 0 0 Z N"/>
        </draw:custom-shape>
        <draw:custom-shape draw:style-name="gr2" draw:text-style-name="P2" xml:id="id1" draw:id="id1" draw:layer="layout" svg:width="6.071cm" svg:height="2.7cm" svg:x="3.229cm" svg:y="16.1cm">
          <text:p text:style-name="P1"><text:span text:style-name="T1">リセットベクタ</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5" draw:id="id5" draw:layer="layout" svg:width="5.571cm" svg:height="2.7cm" svg:x="14cm" svg:y="4.8cm">
          <text:p text:style-name="P1"><text:span text:style-name="T1">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5.7cm" svg:height="10.4cm" svg:x="12.7cm" svg:y="9.2cm">
          <text:p text:style-name="P3"><text:span text:style-name="T1">Ajhc</text:span><text:span text:style-name="T1">ランタイム </text:span><text:span text:style-name="T1">(C</text:span><text:span text:style-name="T1">言語</text:span><text:span text:style-name="T1">)</text:span></text:p>
          <draw:enhanced-geometry svg:viewBox="0 0 21600 21600" draw:type="rectangle" draw:enhanced-path="M 0 0 L 21600 0 21600 21600 0 21600 0 0 Z N"/>
        </draw:custom-shape>
        <draw:custom-shape draw:style-name="gr2" draw:text-style-name="P5" xml:id="id3" draw:id="id3" draw:layer="layout" svg:width="5.571cm" svg:height="2.7cm" svg:x="14cm" svg:y="10.5cm">
          <text:p text:style-name="P1"><text:span text:style-name="T2">_a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4" draw:id="id4" draw:layer="layout" svg:width="5.571cm" svg:height="2.7cm" svg:x="14cm" svg:y="14cm">
          <text:p text:style-name="P1"><text:span text:style-name="T1">hs_in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xml:id="id2" draw:id="id2" draw:layer="layout" svg:width="5.571cm" svg:height="2.7cm" svg:x="3.5cm" svg:y="10.5cm">
          <text:p text:style-name="P1"><text:span text:style-name="T1">m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line" svg:x1="6.264cm" svg:y1="16.1cm" svg:x2="6.285cm" svg:y2="13.2cm" draw:start-shape="id1" draw:start-glue-point="0" draw:end-shape="id2" svg:d="m6264 16100 21-2900" svg:viewBox="0 0 22 2901">
          <text:p/>
        </draw:connector>
        <draw:connector draw:style-name="gr4" draw:text-style-name="P1" draw:layer="layout" draw:type="line" svg:x1="9.071cm" svg:y1="11.85cm" svg:x2="14cm" svg:y2="11.85cm" draw:start-shape="id2" draw:end-shape="id3" svg:d="m9071 11850h4929" svg:viewBox="0 0 4930 1">
          <text:p/>
        </draw:connector>
        <draw:connector draw:style-name="gr4" draw:text-style-name="P1" draw:layer="layout" draw:type="curve" svg:x1="9.071cm" svg:y1="11.85cm" svg:x2="14cm" svg:y2="15.35cm" draw:start-shape="id2" draw:end-shape="id4" svg:d="m9071 11850c3696 0 1232 3500 4929 3500" svg:viewBox="0 0 4930 3501">
          <text:p/>
        </draw:connector>
        <draw:connector draw:style-name="gr4" draw:text-style-name="P1" draw:layer="layout" draw:type="line" svg:x1="16.785cm" svg:y1="10.5cm" svg:x2="16.785cm" svg:y2="7.5cm" draw:start-shape="id3" draw:end-shape="id5" draw:end-glue-point="2" svg:d="m16785 10500v-3000" svg:viewBox="0 0 1 3001">
          <text:p/>
        </draw:connector>
        <draw:custom-shape draw:style-name="gr5" draw:text-style-name="P2" draw:layer="layout" svg:width="10.5cm" svg:height="5.1cm" svg:x="4.2cm" svg:y="2.4cm">
          <text:p text:style-name="P1"><text:span text:style-name="T1">これで後は</text:span></text:p>
          <text:p text:style-name="P1"><text:span text:style-name="T1">参照透明な世界さ！</text:span></text:p>
          <draw:enhanced-geometry svg:viewBox="0 0 21600 21600" draw:text-areas="3000 3320 17110 17330" draw:type="cloud-callout" draw:modifiers="22731.3208265879 16916.683003332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2" xml:id="id6" draw:id="id6" draw:layer="layout" svg:width="5.571cm" svg:height="2.7cm" svg:x="21.729cm" svg:y="14.012cm">
          <text:p text:style-name="P1"><text:span text:style-name="T1">GC</text:span><text:span text:style-name="T1">初期化</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line" svg:x1="19.571cm" svg:y1="15.35cm" svg:x2="21.729cm" svg:y2="15.362cm" draw:start-shape="id4" draw:start-glue-point="1" draw:end-shape="id6" svg:d="m19571 15350 2158 12" svg:viewBox="0 0 2159 13">
          <text:p/>
        </draw:connector>
        <draw:custom-shape draw:style-name="gr2" draw:text-style-name="P2" xml:id="id7" draw:id="id7" draw:layer="layout" svg:width="5.571cm" svg:height="2.7cm" svg:x="21.729cm" svg:y="4.8cm">
          <text:p text:style-name="P1"><text:span text:style-name="T1">forever</text:span><text:span text:style-name="T1">ループ</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4" draw:text-style-name="P1" draw:layer="layout" draw:type="line" svg:x1="19.571cm" svg:y1="6.15cm" svg:x2="21.729cm" svg:y2="6.15cm" draw:start-shape="id5" draw:start-glue-point="1" draw:end-shape="id7" svg:d="m19571 6150h2158" svg:viewBox="0 0 2159 1">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Arial" style:font-family-generic="roman" style:font-pitch="variable" fo:font-size="18pt" style:letter-kerning="true" style:font-family-asian="'VL ゴシック'" style:font-family-generic-asian="system" style:font-pitch-asian="variable" style:font-size-asian="18pt"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標準"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Okabe Kiwamu</meta:initial-creator>
    <meta:creation-date>2012-11-30T11:18:36</meta:creation-date>
    <dc:date>2013-04-18T07:02:54</dc:date>
    <dc:creator>Okabe Kiwamu</dc:creator>
    <meta:editing-duration>PT2H42S</meta:editing-duration>
    <meta:editing-cycles>154</meta:editing-cycles>
    <meta:generator>LibreOffice/4.0.1.1$Linux_X86_64 LibreOffice_project/400m0$Build-1</meta:generator>
    <meta:document-statistic meta:object-count="18"/>
  </office:meta>
</office:document-meta>
</file>